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4.466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fo:hyphenate="true"/>
    </style:style>
    <style:style style:name="ce10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11" style:family="table-cell" style:parent-style-name="Default">
      <style:table-cell-properties fo:background-color="#808000" style:text-align-source="fix" style:repeat-content="false"/>
      <style:paragraph-properties fo:text-align="center"/>
      <style:text-properties fo:color="#b80047"/>
    </style:style>
    <style:style style:name="ce12" style:family="table-cell" style:parent-style-name="Default">
      <style:table-cell-properties fo:background-color="#9966cc" style:text-align-source="fix" style:repeat-content="false"/>
      <style:paragraph-properties fo:text-align="center"/>
      <style:text-properties fo:color="#ff3333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4" table:number-columns-repeated="1018" table:default-cell-style-name="ce4"/>
        <table:table-row table:style-name="ro2">
          <table:table-cell table:style-name="ce1" office:value-type="string">
            <text:p>Name: Pavan Kumar</text:p>
          </table:table-cell>
          <table:table-cell table:style-name="ce5" office:value-type="string">
            <text:p>ID:MT2012094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10" office:value-type="string">
            <text:p>Hours Spend</text:p>
          </table:table-cell>
          <table:table-cell/>
          <table:table-cell table:style-name="ce11" office:value-type="string">
            <text:p>UC.Design = </text:p>
          </table:table-cell>
          <table:table-cell table:style-name="ce12" office:value-type="string">
            <text:p>UC11 Design +UC12.Design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19">
            <text:p>19/01/13</text:p>
          </table:table-cell>
          <table:table-cell table:style-name="ce7" office:value-type="string">
            <text:p>UC11.design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0">
            <text:p>20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1">
            <text:p>21/01/13</text:p>
          </table:table-cell>
          <table:table-cell table:style-name="ce7" office:value-type="string">
            <text:p>UC12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2">
            <text:p>22/01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3">
            <text:p>23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4">
            <text:p>24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5">
            <text:p>25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6">
            <text:p>26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7">
            <text:p>27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8">
            <text:p>28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9">
            <text:p>29/01/13</text:p>
          </table:table-cell>
          <table:table-cell table:style-name="ce7" office:value-type="string">
            <text:p>UC12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0">
            <text:p>30/01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1">
            <text:p>31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1">
            <text:p>01/02/13</text:p>
          </table:table-cell>
          <table:table-cell table:style-name="ce8" office:value-type="string">
            <text:p>Nothing</text:p>
          </table:table-cell>
          <table:table-cell table:style-name="ce7" office:value-type="string">
            <text:p><text:s/>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2">
            <text:p>0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3">
            <text:p>03/02/13</text:p>
          </table:table-cell>
          <table:table-cell table:style-name="ce7" office:value-type="string">
            <text:p>UC11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2-04">
            <text:p>04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5">
            <text:p>0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6">
            <text:p>06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7">
            <text:p>07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8">
            <text:p>08/02/13</text:p>
          </table:table-cell>
          <table:table-cell table:style-name="ce9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9">
            <text:p>09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0">
            <text:p>10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1">
            <text:p>1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2">
            <text:p>1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3">
            <text:p>13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4">
            <text:p>1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5">
            <text:p>15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6">
            <text:p>1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7">
            <text:p>17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8">
            <text:p>18/02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9">
            <text:p>19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0">
            <text:p>20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21">
            <text:p>2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2">
            <text:p>2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3">
            <text:p>23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4">
            <text:p>2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5">
            <text:p>2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6">
            <text:p>2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7">
            <text:p>27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8">
            <text:p>28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1">
            <text:p>0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2">
            <text:p>02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03">
            <text:p>03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4">
            <text:p>04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5">
            <text:p>0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6">
            <text:p>0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7">
            <text:p>0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8">
            <text:p>0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9">
            <text:p>09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0">
            <text:p>1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1">
            <text:p>1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2">
            <text:p>1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3">
            <text:p>13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4">
            <text:p>14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5">
            <text:p>15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6">
            <text:p>1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7">
            <text:p>1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8">
            <text:p>18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9">
            <text:p>19/03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0">
            <text:p>2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1">
            <text:p>2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2">
            <text:p>22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3">
            <text:p>23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4">
            <text:p>24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5">
            <text:p>25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6">
            <text:p>26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7">
            <text:p>27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8">
            <text:p>28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9">
            <text:p>29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30">
            <text:p>30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31">
            <text:p>31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4-01">
            <text:p>01/04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4-02">
            <text:p>0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3">
            <text:p>0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4">
            <text:p>0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5">
            <text:p>0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6">
            <text:p>0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7">
            <text:p>0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8">
            <text:p>0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9">
            <text:p>0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0">
            <text:p>1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1">
            <text:p>1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2">
            <text:p>1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3">
            <text:p>1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4">
            <text:p>1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3" table:number-rows-repeated="14">
          <table:table-cell table:style-name="ce3"/>
          <table:table-cell table:number-columns-repeated="1023"/>
        </table:table-row>
        <table:table-row table:style-name="ro5" table:number-rows-repeated="10484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idhar J</meta:initial-creator>
    <meta:creation-date>2013-03-15T17:47:34</meta:creation-date>
    <dc:date>2013-03-21T17:28:20</dc:date>
    <dc:creator>Pratibind jha</dc:creator>
    <meta:editing-duration>P0D</meta:editing-duration>
    <meta:editing-cycles>2</meta:editing-cycles>
    <meta:generator>LibreOffice/3.5$Linux_x86 LibreOffice_project/350m1$Build-2</meta:generator>
    <meta:document-statistic meta:table-count="3" meta:cell-count="224" meta:object-count="0"/>
  </office:meta>
</office:document-meta>
</file>